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mo" svg:font-family="Arimo" style:font-family-generic="roman" style:font-pitch="variable"/>
    <style:font-face style:name="LeagueSpartan-Bold" svg:font-family="LeagueSpartan-Bold, sans-serif"/>
    <style:font-face style:name="LeagueSpartan-Regular" svg:font-family="LeagueSpartan-Regula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Default">
      <style:paragraph-properties fo:text-align="start" style:justify-single-word="false"/>
    </style:style>
    <style:style style:name="P2" style:family="paragraph" style:parent-style-name="Heading_20_3">
      <style:paragraph-properties fo:margin-left="0cm" fo:margin-right="0cm" fo:margin-top="0cm" fo:margin-bottom="0.247cm" style:contextual-spacing="false" fo:line-height="120%" fo:text-indent="0cm" style:auto-text-indent="false"/>
      <style:text-properties fo:font-size="18pt" fo:font-weight="bold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>
      <style:paragraph-properties fo:margin-left="0cm" fo:margin-right="0cm" fo:margin-top="0cm" fo:margin-bottom="0.247cm" style:contextual-spacing="false" style:line-height-at-least="0.582cm" fo:text-align="justify" style:justify-single-word="false" fo:orphans="2" fo:widows="2" fo:text-indent="0cm" style:auto-text-indent="false"/>
    </style:style>
    <style:style style:name="T1" style:family="text">
      <style:text-properties style:font-name="LeagueSpartan-Regular" fo:font-size="18pt" fo:font-weight="normal"/>
    </style:style>
    <style:style style:name="T2" style:family="text">
      <style:text-properties fo:font-variant="normal" fo:text-transform="none" fo:color="#000000" loext:opacity="100%" style:font-name="LeagueSpartan-Regular" fo:font-size="12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LeagueSpartan-Bold" fo:font-size="12pt" fo:letter-spacing="normal" fo:font-style="normal" fo:font-weight="normal"/>
    </style:style>
    <style:style style:name="T4" style:family="text">
      <style:text-properties fo:font-size="10pt" style:font-size-asian="10pt"/>
    </style:style>
    <style:style style:name="T5" style:family="text">
      <style:text-properties style:text-line-through-style="none" style:text-line-through-type="none" fo:font-size="10pt" style:text-underline-style="none" style:font-size-asian="10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3"><text:span text:style-name="Strong_20_Emphasis">Análisis de riesgo</text:span>: Es el proceso de identificar los riesgos que pueden afectar la seguridad de la información. Se examinan activos, amenazas y vulnerabilidades para determinar el nivel de exposición. Este análisis suele incluir la valoración del impacto potencial y la probabilidad de ocurrencia.</text:p>
        </text:list-item>
      </text:list>
      <text:list text:style-name="L2">
        <text:list-item>
          <text:p text:style-name="P4"><text:span text:style-name="Strong_20_Emphasis">Evaluación de riesgo</text:span>: Tras el análisis, se comparan los riesgos identificados con criterios predefinidos para determinar su nivel de aceptación. Aquí se decide qué riesgos requieren atención inmediata y cuáles pueden ser tolerados, según la estrategia de la organización. La evaluación de riesgos ayuda a priorizar las acciones de mitigación.</text:p>
        </text:list-item>
      </text:list>
      <text:list text:style-name="L3">
        <text:list-item>
          <text:p text:style-name="P5"><text:span text:style-name="Strong_20_Emphasis">Tratamiento de riesgo</text:span>: Una vez evaluados los riesgos, se eligen estrategias para reducir su impacto, eliminarlos, compartirlos (por ejemplo, a través de seguros) o aceptarlos si el costo de mitigación es mayor que el posible daño. Estas estrategias incluyen la implementación de controles de seguridad alineados con la norma ISO/IEC 27002.</text:p>
        </text:list-item>
      </text:list>
      <text:p text:style-name="Standard"/>
      <text:p text:style-name="Standard"/>
      <text:h text:style-name="Heading_20_3" text:outline-level="3"><text:span text:style-name="Strong_20_Emphasis"><text:span text:style-name="T1">Etapa 1: Creación de datos</text:span></text:span></text:h>
      <text:p text:style-name="P6"><text:span text:style-name="T2">En esta primera etapa, </text:span><text:span text:style-name="Strong_20_Emphasis"><text:span text:style-name="T3">los datos se crean o se introducen en el sistema</text:span></text:span><text:span text:style-name="T2">, algo que puede ocurrir a través de diversas fuentes, como la entrada manual de datos, sensores, registros automáticos o transacciones en línea, entre otros. Es muy importante capturar los datos de manera precisa y completa en esta fase para asegurar que la información generada sea de calidad.</text:span></text:p>
      <text:h text:style-name="P2" text:outline-level="3">Etapa 2: Almacenamiento y organización</text:h>
      <text:p text:style-name="P6"><text:span text:style-name="T2">Una vez que los datos se han creado, necesitan </text:span><text:span text:style-name="Strong_20_Emphasis"><text:span text:style-name="T3">almacenarse de manera segura y organizada</text:span></text:span><text:span text:style-name="T2">. En esta etapa, los datos se guardan en sistemas de almacenamiento, bases de datos u otros repositorios. La estructuración y clasificación adecuadas facilitan la recuperación eficiente de la información cuando sea necesario. Las tecnologías de almacenamiento en la nube y bases de datos desempeñan un papel vital en esta fase.</text:span></text:p>
      <text:h text:style-name="P2" text:outline-level="3">Etapa 3: Procesamiento y análisis</text:h>
      <text:p text:style-name="P6"><text:span text:style-name="T2">Esta etapa involucra el </text:span><text:span text:style-name="Strong_20_Emphasis"><text:span text:style-name="T3">procesamiento y el análisis de los datos para extraer información valiosa</text:span></text:span><text:span text:style-name="T2">. Aquí se aplican técnicas de análisis de datos, como la minería de datos, la inteligencia artificial o el aprendizaje automático, para descubrir patrones, tendencias y conocimientos. El objetivo es transformar los datos en información significativa que pueda respaldar la toma de decisiones.</text:span></text:p>
      <text:h text:style-name="P2" text:outline-level="3">Etapa 4: Distribución y acceso</text:h>
      <text:p text:style-name="P6"><text:span text:style-name="T2">Una vez que los datos han sido procesados y analizados, se </text:span><text:span text:style-name="Strong_20_Emphasis"><text:span text:style-name="T3">distribuyen a los usuarios o sistemas relevantes</text:span></text:span><text:span text:style-name="T2">. Esta etapa implica la entrega de información procesada mediante informes, visualizaciones, aplicaciones o cualquier medio que permita a los usuarios acceder y utilizar la información de manera efectiva. La accesibilidad es clave para garantizar que los datos se utilicen de manera óptima.</text:span></text:p>
      <text:h text:style-name="P2" text:outline-level="3"><text:soft-page-break/>Etapa 5: Retención y copia de seguridad</text:h>
      <text:p text:style-name="P6"><text:span text:style-name="T2">La </text:span><text:span text:style-name="Strong_20_Emphasis"><text:span text:style-name="T3">retención de datos es crucial por razones legales, regulatorias y operativas</text:span></text:span><text:span text:style-name="T2">. En esta etapa se establecen políticas para determinar cuánto tiempo se deben conservar los datos en función de su relevancia y uso potencial futuro. Además, se hacen copias de seguridad para garantizar la recuperación en caso de pérdida de datos por fallos técnicos o sucesos inesperados.</text:span></text:p>
      <text:h text:style-name="P2" text:outline-level="3">Etapa 6: Archivado y gestión de datos históricos</text:h>
      <text:p text:style-name="P6"><text:span text:style-name="T2">Cuando los datos ya no son necesarios para operaciones diarias, se </text:span><text:span text:style-name="Strong_20_Emphasis"><text:span text:style-name="T3">transfieren a sistemas de almacenamiento o se archivan</text:span></text:span><text:span text:style-name="T2">. Así, esta etapa implica la gestión eficiente de datos históricos, permitiendo su recuperación si es necesario para auditorías, cumplimiento normativo u otros fines. En este sentido, es muy importante establecer políticas claras para el archivado y la gestión de datos históricos.</text:span></text:p>
      <text:h text:style-name="P2" text:outline-level="3">Etapa 7: Eliminación segura</text:h>
      <text:p text:style-name="P6"><text:span text:style-name="T2">La última etapa del ciclo de vida de los datos es la </text:span><text:span text:style-name="Strong_20_Emphasis"><text:span text:style-name="T3">eliminación segura</text:span></text:span><text:span text:style-name="T2">, puesto que los datos obsoletos o que ya no son relevantes deben ser eliminados de manera segura para evitar riesgos de seguridad y cumplir con las regulaciones de privacidad. Esto implica la destrucción de datos de forma que no puedan ser recuperados, ya sea físicamente o mediante métodos de eliminación digital seguros.</text:span></text:p>
      <text:p text:style-name="Standard"/>
      <text:p text:style-name="Standard"/>
      <text:p text:style-name="P1"/>
      <text:p text:style-name="P1" loext:marker-style-name="T5"><text:span text:style-name="T4">A continuación, la ley orgánica contempla los derechos de acceso, rectificación, supresión, oposición, derecho a la limitación del tratamiento y derecho a la portabilidad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mo" svg:font-family="Arimo" style:font-family-generic="roman" style:font-pitch="variable"/>
    <style:font-face style:name="LeagueSpartan-Bold" svg:font-family="LeagueSpartan-Bold, sans-serif"/>
    <style:font-face style:name="LeagueSpartan-Regular" svg:font-family="LeagueSpartan-Regula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Default" style:family="paragraph">
      <style:paragraph-properties fo:text-align="start" style:justify-single-word="false"/>
      <style:text-properties fo:color="#000000" loext:opacity="100%" style:font-name="Arimo" fo:font-family="Arimo" style:font-family-generic="roman" style:font-pitch="variable" fo:font-size="12pt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1T12:13:00</meta:creation-date>
    <dc:date>2025-05-20T20:38:52.781000000</dc:date>
    <meta:editing-duration>PT2H27M21S</meta:editing-duration>
    <meta:editing-cycles>2</meta:editing-cycles>
    <meta:generator>LibreOffice/24.2.3.2$Windows_X86_64 LibreOffice_project/433d9c2ded56988e8a90e6b2e771ee4e6a5ab2ba</meta:generator>
    <dc:title>Ley Orgánica 3/2018, de 5 de diciembre, de Protección de Datos Personales y garantía de los derechos digitales.</dc:title>
    <meta:initial-creator>Agencia Estatal Boletín Oficial del Estado</meta:initial-creator>
    <dc:subject>BOE-A-2018-16673 actualizado a 09 de mayo de 2023</dc:subject>
    <meta:keyword>BOE-A-2018-16673; BOE; Legislación consolidada; Agencia Estatal Boletín Oficial del Estado</meta:keyword>
    <meta:document-statistic meta:table-count="0" meta:image-count="0" meta:object-count="0" meta:page-count="2" meta:paragraph-count="18" meta:word-count="638" meta:character-count="4125" meta:non-whitespace-character-count="3508"/>
  </office:meta>
</office:document-meta>
</file>